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3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986" calcext:value-type="float">
            <text:p>7.88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59896774194" calcext:value-type="float">
            <text:p>7.76659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161425" calcext:value-type="float">
            <text:p>7.58161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21112" calcext:value-type="float">
            <text:p>7.39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07870967742" calcext:value-type="float">
            <text:p>7.20507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0232" calcext:value-type="float">
            <text:p>7.19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264387096774" calcext:value-type="float">
            <text:p>7.1426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25325" calcext:value-type="float">
            <text:p>6.9792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6928" calcext:value-type="float">
            <text:p>7.16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871638709678" calcext:value-type="float">
            <text:p>7.378716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62088" calcext:value-type="float">
            <text:p>7.10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538580645161" calcext:value-type="float">
            <text:p>6.83538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4088" calcext:value-type="float">
            <text:p>6.54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510322580645" calcext:value-type="float">
            <text:p>6.2951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35432258065" calcext:value-type="float">
            <text:p>6.23935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83192" calcext:value-type="float">
            <text:p>6.00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94325" calcext:value-type="float">
            <text:p>5.64194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83568" calcext:value-type="float">
            <text:p>4.98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61456" calcext:value-type="float">
            <text:p>5.68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77872" calcext:value-type="float">
            <text:p>7.84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348722580645" calcext:value-type="float">
            <text:p>7.8434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375922580645" calcext:value-type="float">
            <text:p>7.73375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19304" calcext:value-type="float">
            <text:p>7.62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25525" calcext:value-type="float">
            <text:p>7.3762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55368" calcext:value-type="float">
            <text:p>7.82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231819354839" calcext:value-type="float">
            <text:p>8.32231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077341935484" calcext:value-type="float">
            <text:p>8.67077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72336" calcext:value-type="float">
            <text:p>9.05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2748" calcext:value-type="float">
            <text:p>9.03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0368" calcext:value-type="float">
            <text:p>8.77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426116129032" calcext:value-type="float">
            <text:p>8.55426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32942857143" calcext:value-type="float">
            <text:p>8.29632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2811" calcext:value-type="float">
            <text:p>8.012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89935483871" calcext:value-type="float">
            <text:p>7.678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3728" calcext:value-type="float">
            <text:p>7.27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545522580645" calcext:value-type="float">
            <text:p>6.82545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57576" calcext:value-type="float">
            <text:p>6.64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28152" calcext:value-type="float">
            <text:p>7.18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736283870968" calcext:value-type="float">
            <text:p>7.48736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3604" calcext:value-type="float">
            <text:p>7.75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66675" calcext:value-type="float">
            <text:p>8.00166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24152" calcext:value-type="float">
            <text:p>7.79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355690322581" calcext:value-type="float">
            <text:p>7.66355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153213793104" calcext:value-type="float">
            <text:p>7.581532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29415" calcext:value-type="float">
            <text:p>7.5329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533883870968" calcext:value-type="float">
            <text:p>7.29533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0728" calcext:value-type="float">
            <text:p>7.03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81161290323" calcext:value-type="float">
            <text:p>6.75181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21806451613" calcext:value-type="float">
            <text:p>6.8452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47329032258" calcext:value-type="float">
            <text:p>7.49847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522141935484" calcext:value-type="float">
            <text:p>8.44522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40728" calcext:value-type="float">
            <text:p>8.30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5496" calcext:value-type="float">
            <text:p>7.77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414116129032" calcext:value-type="float">
            <text:p>7.59414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29771428571" calcext:value-type="float">
            <text:p>7.49829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938" calcext:value-type="float">
            <text:p>7.504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181651612903" calcext:value-type="float">
            <text:p>7.33181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44232" calcext:value-type="float">
            <text:p>7.09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04438709677" calcext:value-type="float">
            <text:p>6.95504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781419354839" calcext:value-type="float">
            <text:p>7.3378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659948387097" calcext:value-type="float">
            <text:p>7.42659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616125" calcext:value-type="float">
            <text:p>7.3861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0104" calcext:value-type="float">
            <text:p>7.37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831174193548" calcext:value-type="float">
            <text:p>7.23831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646" calcext:value-type="float">
            <text:p>7.23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1615" calcext:value-type="float">
            <text:p>7.7691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782828571429" calcext:value-type="float">
            <text:p>7.98782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407664516129" calcext:value-type="float">
            <text:p>8.18407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44696774194" calcext:value-type="float">
            <text:p>8.45544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684670967742" calcext:value-type="float">
            <text:p>8.39684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67775483871" calcext:value-type="float">
            <text:p>8.2367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44488" calcext:value-type="float">
            <text:p>8.26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951225806452" calcext:value-type="float">
            <text:p>8.8795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1005" calcext:value-type="float">
            <text:p>9.5671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74224" calcext:value-type="float">
            <text:p>9.90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52830967742" calcext:value-type="float">
            <text:p>9.72528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8024" calcext:value-type="float">
            <text:p>9.51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55465" calcext:value-type="float">
            <text:p>9.3255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89314285714" calcext:value-type="float">
            <text:p>9.15989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563122580645" calcext:value-type="float">
            <text:p>8.99563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816464516129" calcext:value-type="float">
            <text:p>8.88816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66864516129" calcext:value-type="float">
            <text:p>8.7296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589780645161" calcext:value-type="float">
            <text:p>8.64589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814" calcext:value-type="float">
            <text:p>9.24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167948387097" calcext:value-type="float">
            <text:p>9.97167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023975" calcext:value-type="float">
            <text:p>10.3002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05576" calcext:value-type="float">
            <text:p>10.76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5107096774" calcext:value-type="float">
            <text:p>10.66151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24656" calcext:value-type="float">
            <text:p>10.53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75261935484" calcext:value-type="float">
            <text:p>10.36752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5085217391" calcext:value-type="float">
            <text:p>10.2475085217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21717003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826" meta:object-count="0"/>
    <meta:user-defined meta:name="AppVersion">3.0</meta:user-defined>
  </office:meta>
</office:document-meta>
</file>